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5000000BD7D307CC1F1CBAA8B.png" manifest:media-type="image/png"/>
  <manifest:file-entry manifest:full-path="Pictures/100002010000008000000080BCDC4D7D5C120547.png" manifest:media-type="image/png"/>
  <manifest:file-entry manifest:full-path="Pictures/1000000000000020000000204B249CA79A42C6D7.png" manifest:media-type="image/png"/>
  <manifest:file-entry manifest:full-path="Pictures/10000201000000800000008DEC1E5145733AB1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386cm" svg:height="3.73cm" svg:x="9.114cm" svg:y="1.27cm">
          <draw:image xlink:href="Pictures/10000201000000800000008DEC1E5145733AB150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БД PostgreSQL</text:p>
          </draw:image>
        </draw:frame>
        <draw:frame draw:style-name="gr1" draw:text-style-name="P1" xml:id="id2" draw:id="id2" draw:layer="layout" svg:width="3.386cm" svg:height="3.386cm" svg:x="5.8cm" svg:y="6.5cm">
          <draw:image xlink:href="Pictures/100002010000008000000080BCDC4D7D5C12054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Диспетчер</text:p>
          </draw:image>
        </draw:frame>
        <draw:connector draw:style-name="gr2" draw:text-style-name="P2" draw:layer="layout" svg:x1="2.624cm" svg:y1="7.473cm" svg:x2="5.8cm" svg:y2="8.193cm" draw:start-shape="id1" draw:start-glue-point="2" draw:end-shape="id2" draw:end-glue-point="3" svg:d="M2624 7473v720h3176" svg:viewBox="0 0 3177 721">
          <text:p text:style-name="P1"/>
        </draw:connector>
        <draw:connector draw:style-name="gr2" draw:text-style-name="P2" draw:layer="layout" svg:x1="2.541cm" svg:y1="9.4cm" svg:x2="5.8cm" svg:y2="8.193cm" draw:start-shape="id3" draw:start-glue-point="0" draw:end-shape="id2" draw:end-glue-point="3" svg:d="M2541 9400v-1207h3259" svg:viewBox="0 0 3260 1208">
          <text:p text:style-name="P1"/>
        </draw:connector>
        <draw:connector draw:style-name="gr3" draw:text-style-name="P2" draw:layer="layout" svg:x1="10.807cm" svg:y1="5cm" svg:x2="7.493cm" svg:y2="6.5cm" draw:start-shape="id4" draw:end-shape="id2" svg:d="M10807 5000v883h-3314v617" svg:viewBox="0 0 3315 1501">
          <text:p/>
        </draw:connector>
        <draw:connector draw:style-name="gr3" draw:text-style-name="P2" draw:layer="layout" svg:x1="9.186cm" svg:y1="8.193cm" svg:x2="13cm" svg:y2="7.693cm" draw:start-shape="id2" draw:start-glue-point="1" draw:end-shape="id5" draw:end-glue-point="3" svg:d="M9186 8193h1907v-500h1907" svg:viewBox="0 0 3815 501">
          <text:p/>
        </draw:connector>
        <draw:frame draw:style-name="gr1" draw:text-style-name="P1" xml:id="id5" draw:id="id5" draw:layer="layout" svg:width="3.386cm" svg:height="3.386cm" svg:x="13cm" svg:y="6cm">
          <draw:image xlink:href="Pictures/100002010000008000000080BCDC4D7D5C12054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Сервис 1</text:p>
          </draw:image>
        </draw:frame>
        <draw:connector draw:style-name="gr3" draw:text-style-name="P2" draw:layer="layout" svg:x1="9.186cm" svg:y1="8.193cm" svg:x2="13cm" svg:y2="12.193cm" draw:start-shape="id2" draw:start-glue-point="1" draw:end-shape="id6" draw:end-glue-point="3" svg:d="M9186 8193h1907v4000h1907" svg:viewBox="0 0 3815 4001">
          <text:p/>
        </draw:connector>
        <draw:frame draw:style-name="gr1" draw:text-style-name="P1" xml:id="id6" draw:id="id6" draw:layer="layout" svg:width="3.386cm" svg:height="3.386cm" svg:x="13cm" svg:y="10.5cm">
          <draw:image xlink:href="Pictures/100002010000008000000080BCDC4D7D5C12054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Сервис N</text:p>
          </draw:image>
        </draw:frame>
        <draw:frame draw:style-name="gr4" draw:text-style-name="P3" draw:layer="layout" svg:width="1.035cm" svg:height="0.962cm" svg:x="14cm" svg:y="9.538cm">
          <draw:text-box>
            <text:p>...</text:p>
          </draw:text-box>
        </draw:frame>
        <draw:connector draw:style-name="gr3" draw:text-style-name="P2" draw:layer="layout" svg:x1="12.5cm" svg:y1="3.135cm" svg:x2="16.386cm" svg:y2="7.693cm" draw:start-shape="id4" draw:start-glue-point="1" draw:end-shape="id5" draw:end-glue-point="1" svg:d="M12500 3135h4386v4558h-500" svg:viewBox="0 0 4387 4559">
          <text:p/>
        </draw:connector>
        <draw:connector draw:style-name="gr5" draw:text-style-name="P2" draw:layer="layout" svg:x1="12.5cm" svg:y1="3.135cm" svg:x2="16.386cm" svg:y2="12.193cm" draw:start-shape="id4" draw:end-shape="id6" draw:end-glue-point="1" svg:d="M12500 3135h4386v9058h-500" svg:viewBox="0 0 4387 9059">
          <text:p/>
        </draw:connector>
        <draw:frame draw:style-name="gr4" draw:text-style-name="P3" xml:id="id1" draw:id="id1" draw:layer="layout" svg:width="3.249cm" svg:height="1.673cm" svg:x="1cm" svg:y="5.8cm">
          <draw:text-box>
            <text:p>Windows:</text:p>
            <text:p>service</text:p>
          </draw:text-box>
        </draw:frame>
        <draw:frame draw:style-name="gr4" draw:text-style-name="P3" xml:id="id3" draw:id="id3" draw:layer="layout" svg:width="3.042cm" svg:height="1.673cm" svg:x="1.02cm" svg:y="9.4cm">
          <draw:text-box>
            <text:p>Linux:</text:p>
            <text:p>system.d</text:p>
          </draw:text-box>
        </draw:frame>
        <draw:frame draw:style-name="gr6" draw:text-style-name="P2" draw:layer="layout" svg:width="1.097cm" svg:height="1.391cm" svg:x="9.903cm" svg:y="8.609cm">
          <draw:image xlink:href="Pictures/1000000000000095000000BD7D307CC1F1CBAA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1M18S</meta:editing-duration>
    <meta:editing-cycles>6</meta:editing-cycles>
    <meta:generator>LibreOffice/6.0.7.3$Linux_X86_64 LibreOffice_project/00m0$Build-3</meta:generator>
    <dc:date>2019-06-11T11:14:23.233795214</dc:date>
    <meta:document-statistic meta:object-count="15"/>
  </office:meta>
</office:document-meta>
</file>